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873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ejam dadas duas funcoes, t(n) e g(n), uma constante positiva c e um inteiro nao negativo n0</text:p>
      <text:p text:style-name="Standard"/>
      <text:p text:style-name="Standard">---a)se t(n) &gt;= cg(n), para todo o n&gt;n0 entao t(n) é da ordem de Ο(g(n)), ie t(n) pertence a Ο(g(n))</text:p>
      <text:p text:style-name="Standard">b)se t(n) &lt;= cg(n), para todo o n&gt;n0 entao t(n) é da ordem de Ω(g(n)), ie t(n) pertence a Ω(g(n))</text:p>
      <text:p text:style-name="Standard">c)Ambas estão corretas</text:p>
      <text:p text:style-name="Standard">d)Nenhuma esta correta</text:p>
      <text:p text:style-name="Standard"/>
      <text:p text:style-name="Standard"/>
      <text:p text:style-name="P1">2.Considere (muitas) instancias distintas de um mesmo problema, todas da mesma dimensao e que foram resolvidas usando o mesmo algoritmo</text:p>
      <text:p text:style-name="Standard"/>
      <text:p text:style-name="Standard">a)Se o esforco computacional necessario para resolver cada uma dessas instancias for identico, a analise da eficiencia computacional do algoritmo implicara resultados distitntos para o pior caso e para o caso medio</text:p>
      <text:p text:style-name="Standard">---b)Se o esforco computacional necessario para resolver cada uma dessas instancias dependeu da configuracao de cada instancia, a analise da eficiencia computacional do algoritmo implicara resultados distitntos para o pior caso e para o caso medio</text:p>
      <text:p text:style-name="Standard">c)Ambas estão corretas</text:p>
      <text:p text:style-name="Standard">d)Nenhuma esta correta</text:p>
      <text:p text:style-name="Standard"/>
      <text:p text:style-name="Standard"/>
      <text:p text:style-name="P1">3.Esta tabela representa o numero de operacoes basicas efetuadas por um determinado algoritmo para sucessivos valores de n</text:p>
      <text:p text:style-name="Standard"/>
      <text:p text:style-name="P1">N 1 2 4 8 16 32 64 128 256 512 1024</text:p>
      <text:p text:style-name="P1">M(n) 3 4 5 6 7 8 9 10 11 12 13</text:p>
      <text:p text:style-name="P1"/>
      <text:p text:style-name="P1">Trata se de um algoritmo com ordem de complexidade...?</text:p>
      <text:p text:style-name="Standard"/>
      <text:p text:style-name="Standard">---a)logaritmica</text:p>
      <text:p text:style-name="Standard">b)linear</text:p>
      <text:p text:style-name="Standard">c)quadratica</text:p>
      <text:p text:style-name="Standard">d)Nenhuma esta correta</text:p>
      <text:p text:style-name="Standard"/>
      <text:p text:style-name="Standard"/>
      <text:p text:style-name="P1">4.Esta tabela representa o numero de operacoes basicas efetuadas por um determinado algoritmo para sucessivos valores de n</text:p>
      <text:p text:style-name="P1"/>
      <text:p text:style-name="P1">N 1 2 4 8 16 32 64 128 256 </text:p>
      <text:p text:style-name="P1">M(n) 4 12 40 144 544 2112 8320 33024 131584</text:p>
      <text:p text:style-name="P1"/>
      <text:p text:style-name="P1">Trata se de um algoritmo com ordem de complexidade...?</text:p>
      <text:p text:style-name="Standard"/>
      <text:p text:style-name="Standard">a)logaritmica</text:p>
      <text:p text:style-name="Standard">b)linear</text:p>
      <text:p text:style-name="Standard">c)quadratica</text:p>
      <text:p text:style-name="Standard">---d)Nenhuma esta correta</text:p>
      <text:p text:style-name="Standard"/>
      <text:p text:style-name="Standard"/>
      <text:p text:style-name="P1"/>
      <text:p text:style-name="P1"><text:soft-page-break/>5.Esta tabela representa o numero de operacoes basicas efetuadas por um determinado algoritmo para sucessivos valores de n</text:p>
      <text:p text:style-name="P1"/>
      <text:p text:style-name="P1">n 1 2 3 4 5 6 7 8 9 10</text:p>
      <text:p text:style-name="P1">M(n) 1 2 3 5 8 13 21 34 55 89</text:p>
      <text:p text:style-name="Standard"/>
      <text:p text:style-name="Standard">a)Da tabela, obtem-se a seguinte relacao recorrente para o numero de operacoes quando n&gt;2: M(n) = M(n-1) + M(n-2)</text:p>
      <text:p text:style-name="Standard">b)Trata se de um algoritmo com ordem de complexidade exponencial</text:p>
      <text:p text:style-name="Standard">---c)Ambas estão corretas</text:p>
      <text:p text:style-name="Standard">d)Nenhuma esta correta</text:p>
      <text:p text:style-name="Standard"/>
      <text:p text:style-name="Standard"/>
      <text:p text:style-name="P1">6. Considere o array de 6 elementos que se pretende ordenar usando o algoritmo "BubbleSort": <text:s text:c="3"/>[6,5,4,3,2,1]</text:p>
      <text:p text:style-name="P1"/>
      <text:p text:style-name="Standard">a)Sao efetuadas 21 comparacoes entre os elementos do array, para que seja ordenado por ordem crescente<text:tab/></text:p>
      <text:p text:style-name="Standard">b)sao efetuadas 5 trocas entre elementos do array, para que seja ordenado por ordem crescente</text:p>
      <text:p text:style-name="Standard">---c)sao efetuadas 15 trocas entre elementos do array, para que seja ordenado por ordem crescente</text:p>
      <text:p text:style-name="Standard">d)Nenhuma esta correta</text:p>
      <text:p text:style-name="Standard"/>
      <text:p text:style-name="Standard"/>
      <text:p text:style-name="P1">7.Considere o array de 6 elementos que se pretende ordenar usando a versao do algoritmo "SelectionSort" en que se comeca por colocar o menor elemento na primeira posição: <text:s text:c="3"/>[6,5,4,3,2,1]</text:p>
      <text:p text:style-name="Standard"/>
      <text:p text:style-name="Standard">---a)Sao efetuadas 15 comparacoes entre os elementos do array, para que seja ordenado por ordem crescente<text:tab/></text:p>
      <text:p text:style-name="Standard">b)sao efetuadas 3 trocas entre elementos do array, para que seja ordenado por ordem crescente</text:p>
      <text:p text:style-name="Standard">c)Ambas estão corretas</text:p>
      <text:p text:style-name="Standard">d)Nenhuma esta correta</text:p>
      <text:p text:style-name="Standard"/>
      <text:p text:style-name="Standard"/>
      <text:p text:style-name="P1">8.Pretende-se ordenar um dado array de n elementos, todos distintos, e que se encontram armazenados de modo aleatorio. A ordem de complexidade dessa tarefa depende do algoritmo escolhido e será</text:p>
      <text:p text:style-name="P1"/>
      <text:p text:style-name="Standard">a)Ο(n²) se for usado o algoritmo Bubblesort</text:p>
      <text:p text:style-name="Standard">b)Ο(n log n) se for usado o algoritmo Heapsport</text:p>
      <text:p text:style-name="Standard">c)Ο(n²) se for usado o algoritmo de ordenacao por selecao (selectionSort)</text:p>
      <text:p text:style-name="Standard">---d)Todas estao corretas</text:p>
      <text:p text:style-name="Standard"/>
      <text:p text:style-name="Standard"/>
      <text:p text:style-name="P1">9.Pretende-se resolver o problema das torres de Hanoi para n discos</text:p>
      <text:p text:style-name="Standard"/>
      <text:p text:style-name="Standard">a)Para n=2 é necessario efetuar 4 movimentos de discos</text:p>
      <text:p text:style-name="Standard">b)Para n=3 é necessario efetuar 8 movimentos de discos</text:p>
      <text:p text:style-name="Standard">---c)o numero de movimentos de discos efetuados é da ordem de Ο(2^n)</text:p>
      <text:p text:style-name="Standard">d)Todas estao corretas</text:p>
      <text:p text:style-name="Standard"/>
      <text:p text:style-name="Standard"/>
      <text:p text:style-name="P1"><text:soft-page-break/>10.Seja dada uma escada com n degraus, que podem ser subidos um a um, ou dois a dois, ou tres a tres, ou numa qualquer combinacao dos movimentos anteriores (por exemplo, numa escada com tres degraus pode subir-se um so degrau e depois dois de uma só vez)</text:p>
      <text:p text:style-name="Standard"/>
      <text:p text:style-name="Standard">a)para n=3, é possivel subir a escada apenas de 4 maneiras diferentes</text:p>
      <text:p text:style-name="Standard">b)para n=4, é possivel subir a escada apenas de 6 maneiras diferentes</text:p>
      <text:p text:style-name="Standard">---c)Ambas estão corretas</text:p>
      <text:p text:style-name="Standard">d)Nenhuma esta correta</text:p>
      <text:p text:style-name="Standard"/>
      <text:p text:style-name="Standard"/>
      <text:p text:style-name="P1">11.Seja dada um arvore binaria total, i.e., em que todos os niveis da arvore estao completamente preenchidos, com n nos</text:p>
      <text:p text:style-name="Standard"/>
      <text:p text:style-name="Standard">a)O numero de niveis da arvore é dado por [Log2 n]</text:p>
      <text:p text:style-name="Standard">b)O numero de nos que sao folhas da arvore é dado por (n div 2), em que div é o operador que determina o quociente da divisao inteira</text:p>
      <text:p text:style-name="Standard">---c)Ambas estão corretas</text:p>
      <text:p text:style-name="Standard">d)Nenhuma esta correta</text:p>
      <text:p text:style-name="Standard"/>
      <text:p text:style-name="Standard"/>
      <text:p text:style-name="P1">12.Seja dada uma arvore binaria de altura equilibrada que armazena, de modo ordenado, n numeros inteiros</text:p>
      <text:p text:style-name="Standard"/>
      <text:p text:style-name="Standard">a)No pior caso, determinar o valor do menor elemento armazenado na arvore é uma operacao de complexidade Ο(log n)</text:p>
      <text:p text:style-name="Standard">b)No pior caso, concluir que um dado numero nao pertence a arvore é uma operacao de complexidade Ο(log n)</text:p>
      <text:p text:style-name="Standard">---c)Ambas estão corretas</text:p>
      <text:p text:style-name="Standard">d)Nenhuma esta correta</text:p>
      <text:p text:style-name="Standard"/>
      <text:p text:style-name="Standard"/>
      <text:p text:style-name="P1">13.O "array" seguinte armazena, por niveis, os elementos de uma arvore ternaria: <text:s/>[10,6,9,2,5,7,8,0,1,3,-,-,-,-,-]</text:p>
      <text:p text:style-name="Standard"/>
      <text:p text:style-name="Standard">a)A arvore tem 7 folhas</text:p>
      <text:p text:style-name="Standard">b)O elemento de valor 0 é filho do elemento de valor 9</text:p>
      <text:p text:style-name="Standard">---c)Ambas estão corretas</text:p>
      <text:p text:style-name="Standard">d)Nenhuma esta correta</text:p>
      <text:p text:style-name="Standard"/>
      <text:p text:style-name="Standard"/>
      <text:p text:style-name="P1">14.O array seguinte armazena, por niveis, os elementos de uma arvore binaria que procura ("Binary Search Tree"). Atendendo à ordem associada aos elementos da arvore: <text:s/>[8,4,12,2,6,10,14]</text:p>
      <text:p text:style-name="Standard"/>
      <text:p text:style-name="Standard">a)para procurar na arvore qualquer um dos elementos do conjunto {1,3,5,7,9,11,13,15}, sao sempre consultados 3 elementos, concluindo-se depois que o valor procurado nao pertence a arvore</text:p>
      <text:p text:style-name="Standard">b)se forem sucessivamente procurados cada um dos elementos do conjunto {2,4,6,8,10,12,14} é efetuado um total de 17 consultas a elementos da arvore</text:p>
      <text:p text:style-name="Standard">---c)Ambas estão corretas</text:p>
      <text:p text:style-name="Standard">d)Nenhuma esta correta</text:p>
      <text:p text:style-name="Standard"/>
      <text:p text:style-name="Standard"/>
      <text:p text:style-name="P1"><text:soft-page-break/>15.Considere um grafo orientado G(V,E], representado usando a lista ordenada dos seus nos e, para cada nó, a sua lista ordenada de adjacencias</text:p>
      <text:p text:style-name="Standard"/>
      <text:p text:style-name="Standard">a)No pior caso, verificar se um no é isolado é uma operacao de complexidade Ο(E)</text:p>
      <text:p text:style-name="Standard">b)No pior caso, adicionar uma nova aresta ao grafo orientado é uma operacao de complexidade Ο(V)</text:p>
      <text:p text:style-name="Standard">---c)Ambas estão corretas</text:p>
      <text:p text:style-name="Standard">d)Nenhuma esta correta</text:p>
      <text:p text:style-name="Standard"/>
      <text:p text:style-name="Standard"/>
      <text:p text:style-name="P1">16.A teoria da complexidade computacional classifica diferentes problemas em classes de complexidade</text:p>
      <text:p text:style-name="Standard"/>
      <text:p text:style-name="Standard">---a)A classe P contem todos os problemas de decisao que podem ser resolvidos, em tempo polinomial, por um algoritmo determinista</text:p>
      <text:p text:style-name="Standard">b)A classe NP contem todos os problemas de decisao cuja solucao nao pode ser verificada, em tempo polinomial, por um algoritmo determinista</text:p>
      <text:p text:style-name="Standard">c)Ambas estão corretas</text:p>
      <text:p text:style-name="Standard">d)Nenhuma esta correta</text:p>
      <text:p text:style-name="Standard"/>
      <text:p text:style-name="Standard"/>
      <text:p text:style-name="P1">17.Em C++ a keyword auto permite</text:p>
      <text:p text:style-name="Standard"/>
      <text:p text:style-name="Standard">---a)deduzir de modo automatico, o tipo de uma variavel em tempo de compilacao</text:p>
      <text:p text:style-name="Standard">b)inicializar, de modo automatico, uma variavel com o seu default value</text:p>
      <text:p text:style-name="Standard">c)Ambas estão corretas</text:p>
      <text:p text:style-name="Standard">d)Nenhuma esta correta</text:p>
      <text:p text:style-name="Standard"/>
      <text:p text:style-name="Standard"/>
      <text:p text:style-name="P1">18.Qual das seguintes estruturas de da<text:span text:style-name="T1">d</text:span>os (C++ containers) fornece operaçẽs eficientes - isto é, com ordem de complexidade Ο(1) - para a insercao e remocao de elementos nas suas duas extremidades?</text:p>
      <text:p text:style-name="Standard"/>
      <text:p text:style-name="Standard">a)std::vector</text:p>
      <text:p text:style-name="Standard">---b)std::deque</text:p>
      <text:p text:style-name="Standard">c)std::queue</text:p>
      <text:p text:style-name="Standard">d)Nenhuma esta correta</text:p>
      <text:p text:style-name="Standard"/>
      <text:p text:style-name="Standard"/>
      <text:p text:style-name="P1">19.Qual é a principal carateristica da estrutura de dados (C++ container) std::set?</text:p>
      <text:p text:style-name="Standard"/>
      <text:p text:style-name="Standard">a)Permite armazenar elementos duplicados</text:p>
      <text:p text:style-name="Standard">b)Permite o acesso aleatorio aos elementos armazenados</text:p>
      <text:p text:style-name="Standard">---c)Mantem os seus elementos ordenados</text:p>
      <text:p text:style-name="Standard">d)Nenhuma esta corret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20.Em C++, o algoritmo std::count_if permite:</text:p>
      <text:p text:style-name="Standard"/>
      <text:p text:style-name="Standard">a)Contar o numero de ocorrencias de um elemento especifico de uma estrutura de dados (container)</text:p>
      <text:p text:style-name="Standard">---b)contar quantos elementos de uma estrutura de dados (container) satisfazem uma condicao</text:p>
      <text:p text:style-name="Standard">c)contar os elementtos unicos de uma estrutura de dados (container)</text:p>
      <text:p text:style-name="Standard">d)Nenhuma esta correta</text:p>
      <text:p text:style-name="Standard"/>
      <text:p text:style-name="Standard">------------------------------------------------------------------------- </text:p>
      <text:p text:style-name="Standard"/>
      <text:p text:style-name="Standard">1. Um algoritmo é definido por uma sequencia de instrucoes possivelmente ambiguas, que permite resolver instancias de um problema num espaco de tempo finito </text:p>
      <text:p text:style-name="Standard">V</text:p>
      <text:p text:style-name="Standard"/>
      <text:p text:style-name="Standard">2. Uma funcao t(n) sera de ordem de Θ(g(n)), i.e., t(n) pertence a Θ(g(n)) se existirem duas constantes positivas (c1 e c2) e um inteiro nao negativo (n0) tais que c1 g(n)&lt;= t(n) &lt;= c2 g(n), para todo o n &gt; n0</text:p>
      <text:p text:style-name="Standard">V</text:p>
      <text:p text:style-name="Standard"/>
      <text:p text:style-name="Standard">3. Ao efeturar, usando o algoritmo classico, o produto de matrizes A * B = C, em que a matriz A tem 10 linhas e 20 colunas e a matriz B tem 20 linhas e 10 colunas, sao efetuadas 2000 multiplicacoes</text:p>
      <text:p text:style-name="Standard">V</text:p>
      <text:p text:style-name="Standard"/>
      <text:p text:style-name="Standard">4. Um algoritmo que gera todas as permutacoes de um conjunto de n elementos é um algoritmo de ordem <text:s/>de complexidade exponencial, i.e., pertence a Ο(2^n)</text:p>
      <text:p text:style-name="Standard">V</text:p>
      <text:p text:style-name="Standard"/>
      <text:p text:style-name="Standard">5. No caso medio, a versao iterativa do algoritmo de Pesquisa binaria num array ordenado tem ordem de complexidade Ο(log n)</text:p>
      <text:p text:style-name="Standard">V</text:p>
      <text:p text:style-name="Standard"/>
      <text:p text:style-name="Standard">6. Quando se usa a tecnica de programcao dinamica, é necessario resolver repetidas vezes os mesmo sub-problemas</text:p>
      <text:p text:style-name="Standard">V</text:p>
      <text:p text:style-name="Standard"/>
      <text:p text:style-name="Standard">7. 0 + 3 + 6 + 9 + ... + 3(n-1) + 3n = 3(n²-n)/n</text:p>
      <text:p text:style-name="Standard">V</text:p>
      <text:p text:style-name="Standard"/>
      <text:p text:style-name="Standard">8. 1 + 2 + 4 + 8 + ... + 2^(n-1) = 2^n - 1</text:p>
      <text:p text:style-name="Standard">V</text:p>
      <text:p text:style-name="Standard"/>
      <text:p text:style-name="Standard">9. Quando se ordena um dado array de n elementos usando o algoritmo HeapSport, o primeiro passo é habitualmente, transformar o array dado numa MINI-HEAP</text:p>
      <text:p text:style-name="Standard">F</text:p>
      <text:p text:style-name="Standard"/>
      <text:p text:style-name="Standard">10. Pretende-se ordenar um dado array de n elementos de n elementos, todos distintos e que se encontram armazenados de modo aleatorio. Se for usado o algoritmo HeatSport, a ordem de complexidade dessa tarefa será Ο( n log n)</text:p>
      <text:p text:style-name="Standard">V</text:p>
      <text:p text:style-name="Standard"/>
      <text:p text:style-name="Standard">11. Numa arvore binaria, o numero maximo de nos do nivel i é 2^i, considerando que a raiz da arvore pertence ao nivel zero (i=0)</text:p>
      <text:p text:style-name="Standard">V</text:p>
      <text:p text:style-name="Standard"><text:soft-page-break/></text:p>
      <text:p text:style-name="Standard">12. Na travessia Pos-Ordem de uma arvore binaria, todos os elementos da subarvore direita da raiz sao visitados primeiro que os elementos da subarvore esquerda da raiz</text:p>
      <text:p text:style-name="Standard">F</text:p>
      <text:p text:style-name="Standard"/>
      <text:p text:style-name="Standard">13. Numa arvore binaria de procura ("bianry search tree"), a subarvore esquerda de um dado no nao pode conter elementos de valor superior a esse mesmo no</text:p>
      <text:p text:style-name="Standard">V</text:p>
      <text:p text:style-name="Standard"/>
      <text:p text:style-name="Standard">14. Uma arvore AVL é uma arvore binaria equilibrada em altura em que, para cada nó, as alturas das suas duas subarvores diferem, sempre, de uma unidade</text:p>
      <text:p text:style-name="Standard">V</text:p>
      <text:p text:style-name="Standard"/>
      <text:p text:style-name="Standard">15. Um grafo(nao orientado) completo, com n vertices, tem (n²-n)/2 arestas</text:p>
      <text:p text:style-name="Standard">V</text:p>
      <text:p text:style-name="Standard"/>
      <text:p text:style-name="Standard">16. Se um grafo orientado é fortemente conexo, nao tem qualquer vertice isolado</text:p>
      <text:p text:style-name="Standard">V</text:p>
      <text:p text:style-name="Standard"/>
      <text:p text:style-name="Standard">17. Dado um grafo, um circuito Hamiltoniano é um caminho que partindo de um qualquer no atravessa, uma unica vez, cada um dos outros nos do grafo e regressa ao no inicial</text:p>
      <text:p text:style-name="Standard">F</text:p>
      <text:p text:style-name="Standard"/>
      <text:p text:style-name="Standard">18. Considere um grafo orientado G(V,E) representado usando uma lista de vertices e, para cada vertice, a sua lista de adjacencias. Se o grafofor completo, existem V listas de adjacencias e o numero total de nos definido as varias listas de adjacencias é V * (V - 1)</text:p>
      <text:p text:style-name="Standard">F</text:p>
      <text:p text:style-name="Standard"/>
      <text:p text:style-name="Standard">19. A travessia por niveis ("Breadth-First Traversal") de um grafo orientado é habitualmente realizada usando uma pilha ("Stack")</text:p>
      <text:p text:style-name="Standard">F</text:p>
      <text:p text:style-name="Standard"/>
      <text:p text:style-name="Standard">20. Instancias de grande dimensao do Problema do Caixeiro Viajante ("The travelling Salesperson Problem") nao sao habitualmente resoluveis em tempo util</text:p>
      <text:p text:style-name="Standard">V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23:26:08.315315975</meta:creation-date>
    <dc:date>2024-01-30T00:02:30.421228707</dc:date>
    <meta:editing-duration>PT3H59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" meta:paragraph-count="149" meta:word-count="1732" meta:character-count="10234" meta:non-whitespace-character-count="8665"/>
  </office:meta>
</office:document-meta>
</file>